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d4e6" officeooo:paragraph-rsid="0014d4e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Y PROJECT</text:p>
      <text:p text:style-name="P1"/>
      <text:p text:style-name="P1">transmission fault in cars</text:p>
      <text:p text:style-name="P1"/>
      <text:p text:style-name="P1">cars like Nissan usually have a problem due to transmission fault. Nissan basically refuse to <text:s/>sell parts of transmission separately, <text:s/>some of drivers prefer to drive manual than automatic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3-24T14:06:47.774212962</meta:creation-date>
    <dc:date>2025-03-24T14:29:11.891586127</dc:date>
    <meta:editing-duration>PT12M14S</meta:editing-duration>
    <meta:editing-cycles>1</meta:editing-cycles>
    <meta:document-statistic meta:table-count="0" meta:image-count="0" meta:object-count="0" meta:page-count="1" meta:paragraph-count="3" meta:word-count="35" meta:character-count="224" meta:non-whitespace-character-count="190"/>
    <meta:generator>LibreOffice/6.4.7.2$Linux_X86_64 LibreOffice_project/40$Build-2</meta:generator>
  </office:meta>
</office:document-meta>
</file>